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5f3b" officeooo:paragraph-rsid="001c5f3b"/>
    </style:style>
    <style:style style:name="P2" style:family="paragraph" style:parent-style-name="Standard" style:list-style-name="L1">
      <style:paragraph-properties fo:text-align="center" style:justify-single-word="false"/>
      <style:text-properties officeooo:rsid="001c5f3b" officeooo:paragraph-rsid="001c5f3b"/>
    </style:style>
    <style:style style:name="P3" style:family="paragraph" style:parent-style-name="Standard" style:list-style-name="L1">
      <style:text-properties officeooo:rsid="001c5f3b" officeooo:paragraph-rsid="001c5f3b"/>
    </style:style>
    <style:style style:name="P4" style:family="paragraph" style:parent-style-name="Standard" style:list-style-name="L1">
      <style:text-properties fo:font-weight="bold" officeooo:rsid="001c5f3b" officeooo:paragraph-rsid="001c5f3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54f7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890315078780450932" text:style-name="L1">
        <text:list-header>
          <text:p text:style-name="P2">Plan par Maweille</text:p>
          <text:p text:style-name="P2"/>
        </text:list-header>
        <text:list-item>
          <text:p text:style-name="P4">Histoire</text:p>
        </text:list-item>
      </text:list>
      <text:p text:style-name="P1"><text:tab/>Déroulement de la création (3 différents lieux)</text:p>
      <text:p text:style-name="P1"/>
      <text:list xml:id="list221254454676786" text:continue-numbering="true" text:style-name="L1">
        <text:list-item>
          <text:p text:style-name="P4">Actions</text:p>
          <text:p text:style-name="P3">Cours de Français</text:p>
          <text:p text:style-name="P3">Sensibilisation de l'opinion publique</text:p>
          <text:p text:style-name="P3"/>
        </text:list-item>
        <text:list-item>
          <text:p text:style-name="P3"><text:span text:style-name="T1">Événement</text:span> </text:p>
          <text:p text:style-name="P3">Collecte</text:p>
          <text:p text:style-name="P3">Expo photo</text:p>
          <text:p text:style-name="P3">Visites culturelles</text:p>
          <text:p text:style-name="P3"/>
        </text:list-item>
        <text:list-item>
          <text:p text:style-name="P4">Portraits</text:p>
          <text:p text:style-name="P3">Bénévoles : Les filles du bureau + Dana et Adrien</text:p>
          <text:p text:style-name="P3"/>
        </text:list-item>
        <text:list-item>
          <text:p text:style-name="P4">Comment nous aider</text:p>
          <text:p text:style-name="P3">Dons : </text:p>
          <text:p text:style-name="P3">S'engager</text:p>
        </text:list-item>
      </text:list>
      <text:p text:style-name="P1"/>
      <text:list xml:id="list221254730474277" text:continue-numbering="true" text:style-name="L1">
        <text:list-item>
          <text:p text:style-name="P4">Article<text:span text:style-name="T2">s</text:span> sur VB11</text:p>
          <text:p text:style-name="P3">(cf les liens dans le pdf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21:37:44.577773689</meta:creation-date>
    <dc:date>2016-03-14T22:12:52.602053614</dc:date>
    <meta:editing-duration>PT7M32S</meta:editing-duration>
    <meta:editing-cycles>2</meta:editing-cycles>
    <meta:generator>LibreOffice/5.0.5.2$Linux_X86_64 LibreOffice_project/00m0$Build-2</meta:generator>
    <meta:document-statistic meta:table-count="0" meta:image-count="0" meta:object-count="0" meta:page-count="1" meta:paragraph-count="17" meta:word-count="57" meta:character-count="333" meta:non-whitespace-character-count="296"/>
  </office:meta>
</office:document-meta>
</file>